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02cm" svg:stroke-color="#dd4814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gr4" style:family="graphic" style:parent-style-name="standard">
      <style:graphic-properties draw:stroke="none" svg:stroke-color="#000000" draw:fill="none" draw:fill-color="#ffffff" fo:min-height="1.22cm"/>
    </style:style>
    <style:style style:name="gr5" style:family="graphic" style:parent-style-name="standard">
      <style:graphic-properties draw:stroke="dash" draw:stroke-dash="Fine_20_Dashed" svg:stroke-width="0.152cm" svg:stroke-color="#dd4814" draw:marker-start-width="0.659cm" draw:marker-end-width="0.659cm" draw:opacity="0%" draw:textarea-horizontal-align="justify" draw:textarea-vertical-align="middle" draw:auto-grow-height="false" fo:padding-top="0.201cm" fo:padding-bottom="0.201cm" fo:padding-left="0.326cm" fo:padding-right="0.326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3.1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3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3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3.1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3.1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4.77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4.774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4.774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4.774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4.774cm">
          <text:p text:style-name="P2">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4.774cm">
          <text:p text:style-name="P2">-2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4.774cm">
          <text:p text:style-name="P2">-3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4.7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4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4.774cm">
          <text:p text:style-name="P2">-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6.37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6.374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6.37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6.374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6.374cm">
          <text:p text:style-name="P2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6.374cm">
          <text:p text:style-name="P2">-2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6.374cm">
          <text:p text:style-name="P2">-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6.374cm">
          <text:p text:style-name="P2">-2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6.374cm">
          <text:p text:style-name="P2">-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6.374cm">
          <text:p text:style-name="P2">-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7.974cm">
          <text:p text:style-name="P2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7.974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7.974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7.974cm">
          <text:p text:style-name="P2">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7.974cm">
          <text:p text:style-name="P2">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7.974cm">
          <text:p text:style-name="P2">-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7.974cm">
          <text:p text:style-name="P2">-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7.974cm">
          <text:p text:style-name="P2">-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7.974cm">
          <text:p text:style-name="P2">-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7.974cm">
          <text:p text:style-name="P2">-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9.574cm">
          <text:p text:style-name="P2">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9.574cm">
          <text:p text:style-name="P2">-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9.574cm">
          <text:p text:style-name="P2">-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9.57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9.574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9.5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9.5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9.574cm">
          <text:p text:style-name="P2">-3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9.574cm">
          <text:p text:style-name="P2">-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9.574cm">
          <text:p text:style-name="P2">-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1.174cm">
          <text:p text:style-name="P2">2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1.174cm">
          <text:p text:style-name="P2">-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1.174cm">
          <text:p text:style-name="P2">-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1.17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1.174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1.174cm">
          <text:p text:style-name="P2">-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1.174cm">
          <text:p text:style-name="P2">-2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1.1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1.174cm">
          <text:p text:style-name="P2">-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1.174cm">
          <text:p text:style-name="P2">-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2.774cm">
          <text:p text:style-name="P2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2.774cm">
          <text:p text:style-name="P2">-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2.774cm">
          <text:p text:style-name="P2">-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2.774cm">
          <text:p text:style-name="P2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2.774cm">
          <text:p text:style-name="P2">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2.774cm">
          <text:p text:style-name="P2">-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2.774cm">
          <text:p text:style-name="P2">-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2.774cm">
          <text:p text:style-name="P2">-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2.774cm">
          <text:p text:style-name="P2">-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2.774cm">
          <text:p text:style-name="P2">-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4.374cm">
          <text:p text:style-name="P2">2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4.374cm">
          <text:p text:style-name="P2">-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4.374cm">
          <text:p text:style-name="P2">-1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4.374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4.37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4.374cm">
          <text:p text:style-name="P2">-2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4.374cm">
          <text:p text:style-name="P2">-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4.374cm">
          <text:p text:style-name="P2">-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4.374cm">
          <text:p text:style-name="P2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4.374cm">
          <text:p text:style-name="P2">-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5.974cm">
          <text:p text:style-name="P2">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5.974cm">
          <text:p text:style-name="P2">-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5.974cm">
          <text:p text:style-name="P2">-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5.974cm">
          <text:p text:style-name="P2">-3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5.974cm">
          <text:p text:style-name="P2">-3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5.974cm">
          <text:p text:style-name="P2">-7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5.974cm">
          <text:p text:style-name="P2">-6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5.974cm">
          <text:p text:style-name="P2">-7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5.974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5.974cm">
          <text:p text:style-name="P2">-5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7.574cm">
          <text:p text:style-name="P2">2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7.574cm">
          <text:p text:style-name="P2">-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7.574cm">
          <text:p text:style-name="P2">-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7.574cm">
          <text:p text:style-name="P2">-3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7.574cm">
          <text:p text:style-name="P2">-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7.574cm">
          <text:p text:style-name="P2">-5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7.574cm">
          <text:p text:style-name="P2">-5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7.574cm">
          <text:p text:style-name="P2">-5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7.574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7.574cm">
          <text:p text:style-name="P2">-3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9.174cm">
          <text:p text:style-name="P2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9.174cm">
          <text:p text:style-name="P2">-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9.174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9.1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9.174cm">
          <text:p text:style-name="P2">-2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9.174cm">
          <text:p text:style-name="P2">-4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9.174cm">
          <text:p text:style-name="P2">-5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9.174cm">
          <text:p text:style-name="P2">-5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9.174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9.174cm">
          <text:p text:style-name="P2">-38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91cm" svg:height="1.356cm" svg:x="9.293cm" svg:y="1.596cm">
          <draw:text-box>
            <text:p><text:span text:style-name="T2">Original</text:span></text:p>
          </draw:text-box>
        </draw:frame>
        <draw:frame draw:style-name="gr2" draw:text-style-name="P3" draw:layer="layout" svg:width="7.428cm" svg:height="1.356cm" svg:x="26.393cm" svg:y="1.596cm">
          <draw:text-box>
            <text:p><text:span text:style-name="T2">Precomputation</text:span></text:p>
          </draw:text-box>
        </draw:frame>
        <draw:custom-shape draw:style-name="gr3" draw:text-style-name="P1" draw:layer="layout" svg:width="6.4cm" svg:height="4.8cm" svg:x="8.303cm" svg:y="7.9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1.6cm" svg:x="31.603cm" svg:y="11.17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974cm" svg:height="1.47cm" svg:x="19.823cm" svg:y="1.282cm">
          <draw:text-box>
            <text:p text:style-name="P4"><text:span text:style-name="T1">14</text:span></text:p>
          </draw:text-box>
        </draw:frame>
        <draw:custom-shape draw:style-name="gr3" draw:text-style-name="P1" draw:layer="layout" svg:width="1.6cm" svg:height="1.6cm" svg:x="31.603cm" svg:y="6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cm" svg:height="9.6cm" svg:x="3.503cm" svg:y="3.1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1.6cm" svg:x="25.203cm" svg:y="11.1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5T16:33:32.378047747</dc:date>
    <dc:creator>elucterio </dc:creator>
    <meta:editing-duration>PT17H19M2S</meta:editing-duration>
    <meta:editing-cycles>46</meta:editing-cycles>
    <meta:generator>LibreOffice/4.2.8.2$Linux_X86_64 LibreOffice_project/420m0$Build-2</meta:generator>
    <meta:document-statistic meta:object-count="228"/>
  </office:meta>
</office:document-meta>
</file>